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officeooo:rsid="000e1691" officeooo:paragraph-rsid="000e1691"/>
    </style:style>
    <style:style style:name="P2" style:family="paragraph" style:parent-style-name="Standard">
      <style:paragraph-properties fo:text-align="justify" style:justify-single-word="false"/>
      <style:text-properties officeooo:rsid="00100586" officeooo:paragraph-rsid="00100586"/>
    </style:style>
    <style:style style:name="P3" style:family="paragraph" style:parent-style-name="Header">
      <style:text-properties officeooo:rsid="000e1691" officeooo:paragraph-rsid="000e1691"/>
    </style:style>
    <style:style style:name="T1" style:family="text">
      <style:text-properties officeooo:rsid="00100cff"/>
    </style:style>
    <style:style style:name="T2" style:family="text">
      <style:text-properties officeooo:rsid="00119227"/>
    </style:style>
    <style:style style:name="fr1" style:family="graphic" style:parent-style-name="Formula">
      <style:graphic-properties style:vertical-pos="middle" style:vertical-rel="text"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 :</text:h>
      <text:p text:style-name="P1"/>
      <text:p text:style-name="P1">Cette documentation vient en complement de la documentation du code source (disponible dans le dossier doxygen au format HTML). Elle a pour but d'xpliquer certain modes de fonctionnements particuliers du programme.</text:p>
      <text:p text:style-name="P1"/>
      <text:h text:style-name="Heading_20_1" text:outline-level="1">Generation de la grille :</text:h>
      <text:p text:style-name="P1"/>
      <text:p text:style-name="P1">Lors de la generation de la grille, l'utilisateur a la possibilité de rentrer la taille de la grille qu'il desire générer. Pour s'assurer que cette grille soit de taille suffisament grande et que les données entrées soit des nombres impaires, le programme applique la transformation suivante aux donnée entrées : </text:p>
      <text:p text:style-name="P1"><text:tab/><draw:frame draw:style-name="fr1" draw:name="Objet1" text:anchor-type="as-char" svg:width="3.353cm" svg:height="0.467cm" draw:z-index="0"><draw:object xlink:href="./Object 1" xlink:type="simple" xlink:show="embed" xlink:actuate="onLoad"/><draw:image xlink:href="./ObjectReplacements/Object 1" xlink:type="simple" xlink:show="embed" xlink:actuate="onLoad"/></draw:frame></text:p>
      <text:p text:style-name="P1"/>
      <text:p text:style-name="P2">De cette façon, charque case specifier par l'utilisateur correspond a un ensemble composée d'une case vide cernée par des murs. Seuls les murs directement à droite, <text:span text:style-name="T2">à</text:span> gauche, en h<text:span text:style-name="T1">a</text:span>ut et en bas sont atteignables par l'algorithme de generation du labyrinthe (lors de la phase de destructionn des murs).</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e1691" officeooo:paragraph-rsid="000e169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Leclerc Jérémie<text:tab/>Technical documention<text:tab/>13/11/2015</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1M32S</meta:editing-duration>
    <meta:editing-cycles>6</meta:editing-cycles>
    <meta:generator>LibreOffice/5.0.2.2$Linux_X86_64 LibreOffice_project/00m0$Build-2</meta:generator>
    <dc:date>2015-11-13T22:07:32.948388836</dc:date>
    <meta:document-statistic meta:table-count="0" meta:image-count="0" meta:object-count="1" meta:page-count="1" meta:paragraph-count="7" meta:word-count="142" meta:character-count="915" meta:non-whitespace-character-count="777"/>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i mathvariant="italic">taille</mi>
      <mrow>
        <mrow>
          <mi mathvariant="italic">desirée</mi>
          <mo stretchy="false">∗</mo>
          <mn>2</mn>
        </mrow>
        <mo stretchy="false">+</mo>
        <mn>1</mn>
      </mrow>
    </mrow>
    <annotation encoding="StarMath 5.0">taille desirée * 2 + 1
</annotation>
  </semantics>
</math>
</file>